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onsLoggingLogger.warn( String 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LoggingLogger.info( String 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LoggingLogger.debug( String reference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LoggingLogger.isDebug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LoggingLogger.debug( String 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LoggingLogger.info( String reference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LoggingLogger.fatalError( String reference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LoggingLogger.error( String reference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LoggingLogger.warn( String reference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LoggingLogger.isInfo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LoggingLogger.isFatalError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LoggingLogger.error( String 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LoggingLogger.CommonsLoggingLogger( Lo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LoggingLogger.isWarn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LoggingLogger.fatalError( String 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LoggingLogger.getChildLogger( String 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LoggingLogger.isError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